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4.698cm" fo:min-width="26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ff4000" draw:textarea-horizontal-align="justify" draw:textarea-vertical-align="middle" draw:auto-grow-height="false" fo:min-height="2.698cm" fo:min-width="1.448cm" fo:padding-top="0.151cm" fo:padding-bottom="0.151cm" fo:padding-left="0.276cm" fo:padding-right="0.276cm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cm"/>
      <style:paragraph-properties style:writing-mode="lr-tb"/>
    </style:style>
    <style:style style:name="gr6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7" style:family="graphic" style:parent-style-name="objectwithoutfill">
      <style:graphic-properties svg:stroke-color="#000000" draw:marker-start="" draw:marker-end="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draw:fill="none" fo:min-height="0.24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 style:writing-mode="lr-tb"/>
      <style:paragraph-properties style:writing-mode="lr-tb"/>
    </style:style>
    <style:style style:name="gr11" style:family="graphic" style:parent-style-name="standard">
      <style:graphic-properties draw:stroke="none" draw:fill="none" fo:min-height="0.477cm"/>
      <style:paragraph-properties style:writing-mode="lr-tb"/>
    </style:style>
    <style:style style:name="gr12" style:family="graphic" style:parent-style-name="standard">
      <style:graphic-properties draw:stroke="none" draw:fill="none" fo:min-height="0.239cm"/>
      <style:paragraph-properties style:writing-mode="lr-tb"/>
    </style:style>
    <style:style style:name="gr13" style:family="graphic" style:parent-style-name="standard">
      <style:graphic-properties draw:stroke="none" draw:fill="none" fo:min-height="0.26cm"/>
      <style:paragraph-properties style:writing-mode="lr-tb"/>
    </style:style>
    <style:style style:name="gr14" style:family="graphic" style:parent-style-name="standard">
      <style:graphic-properties draw:stroke="none" draw:fill="none" fo:min-height="0.25cm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4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3" style:family="graphic" style:parent-style-name="objectwithoutfill">
      <style:graphic-properties draw:stroke="dash" draw:stroke-dash="Double_20_Dash" svg:stroke-color="#808080" svg:stroke-linecap="butt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49" style:family="graphic" style:parent-style-name="objectwithoutfill">
      <style:graphic-properties svg:stroke-color="#000000" draw:marker-start="Arrowheads_20_7" draw:marker-end="Arrowheads_20_7" draw:fill="none"/>
    </style:style>
    <style:style style:name="gr50" style:family="graphic" style:parent-style-name="objectwithoutfill">
      <style:graphic-properties draw:fill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53" style:family="graphic" style:parent-style-name="standard">
      <style:graphic-properties svg:stroke-color="#000000" draw:fill-color="#2a6099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4000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text-properties fo:color="#000000" loext:opacity="100%" loext:color-lum-mod="100%" loext:color-lum-off="0%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color="#808080" loext:opacity="100%" loext:color-lum-mod="100%" loext:color-lum-off="0%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7" style:family="paragraph">
      <loext:graphic-properties draw:fill-color="#2a6099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bold" style:letter-kerning="true" style:font-name-asian="Microsoft YaHei" style:font-size-asian="8pt" style:language-asian="en" style:country-asian="US" style:font-style-asian="normal" style:font-weight-asian="bold" style:font-name-complex="Mangal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loext:opacity="100%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0" draw:style-name="dp1" draw:master-page-name="Default">
        <draw:custom-shape draw:style-name="gr1" draw:text-style-name="P1" draw:layer="layout" svg:width="27cm" svg:height="15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3cm" svg:x="10cm" svg:y="7cm">
          <text:p text:style-name="P2">32bit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69cm" svg:height="0.569cm" svg:x="9.95cm" svg:y="6.431cm">
          <draw:text-box>
            <text:p text:style-name="P4"><text:span text:style-name="T1">pps_cpunter_1s</text:span></text:p>
          </draw:text-box>
        </draw:frame>
        <draw:custom-shape draw:style-name="gr2" draw:text-style-name="P3" draw:layer="layout" svg:width="2cm" svg:height="3cm" svg:x="10cm" svg:y="11cm">
          <text:p text:style-name="P2">32bi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3cm" svg:x="10cm" svg:y="15cm">
          <text:p text:style-name="P2">32bit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26cm" svg:height="0.569cm" svg:x="10cm" svg:y="10.431cm">
          <draw:text-box>
            <text:p text:style-name="P4"><text:span text:style-name="T1">pps_cpunter_10s</text:span></text:p>
          </draw:text-box>
        </draw:frame>
        <draw:frame draw:style-name="gr5" draw:text-style-name="P5" draw:layer="layout" svg:width="3cm" svg:height="0.569cm" svg:x="10cm" svg:y="14.431cm">
          <draw:text-box>
            <text:p text:style-name="P4"><text:span text:style-name="T1">pps_cpunter_100s</text:span></text:p>
          </draw:text-box>
        </draw:frame>
        <draw:line draw:style-name="gr6" draw:text-style-name="P6" draw:layer="layout" svg:x1="2cm" svg:y1="7.5cm" svg:x2="10cm" svg:y2="7.5cm">
          <text:p/>
        </draw:line>
        <draw:line draw:style-name="gr6" draw:text-style-name="P6" draw:layer="layout" svg:x1="7cm" svg:y1="11.5cm" svg:x2="10cm" svg:y2="11.5cm">
          <text:p/>
        </draw:line>
        <draw:line draw:style-name="gr6" draw:text-style-name="P6" draw:layer="layout" svg:x1="7cm" svg:y1="15.5cm" svg:x2="10cm" svg:y2="15.5cm">
          <text:p/>
        </draw:line>
        <draw:line draw:style-name="gr7" draw:text-style-name="P6" draw:layer="layout" svg:x1="7cm" svg:y1="7.5cm" svg:x2="7cm" svg:y2="15.5cm">
          <text:p/>
        </draw:line>
        <draw:custom-shape draw:style-name="gr8" draw:text-style-name="P7" draw:layer="layout" svg:width="0.113cm" svg:height="0.109cm" svg:x="6.943cm" svg:y="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13cm" svg:height="0.109cm" svg:x="6.944cm" svg:y="11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07cm" svg:height="0.49cm" svg:x="2cm" svg:y="7cm">
          <draw:text-box>
            <text:p><text:span text:style-name="T2">pps</text:span></text:p>
          </draw:text-box>
        </draw:frame>
        <draw:line draw:style-name="gr6" draw:text-style-name="P6" draw:layer="layout" svg:x1="2cm" svg:y1="8cm" svg:x2="10cm" svg:y2="8cm">
          <text:p/>
        </draw:line>
        <draw:line draw:style-name="gr6" draw:text-style-name="P6" draw:layer="layout" svg:x1="6.5cm" svg:y1="12cm" svg:x2="10cm" svg:y2="12cm">
          <text:p/>
        </draw:line>
        <draw:line draw:style-name="gr6" draw:text-style-name="P6" draw:layer="layout" svg:x1="6.5cm" svg:y1="16cm" svg:x2="10cm" svg:y2="16cm">
          <text:p/>
        </draw:line>
        <draw:line draw:style-name="gr7" draw:text-style-name="P6" draw:layer="layout" svg:x1="6.5cm" svg:y1="8cm" svg:x2="6.5cm" svg:y2="16cm">
          <text:p/>
        </draw:line>
        <draw:custom-shape draw:style-name="gr8" draw:text-style-name="P7" draw:layer="layout" svg:width="0.113cm" svg:height="0.109cm" svg:x="6.44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13cm" svg:height="0.109cm" svg:x="6.444cm" svg:y="11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907cm" svg:height="0.49cm" svg:x="2cm" svg:y="7.5cm">
          <draw:text-box>
            <text:p><text:span text:style-name="T2">vctcxo_clk</text:span></text:p>
          </draw:text-box>
        </draw:frame>
        <draw:line draw:style-name="gr6" draw:text-style-name="P6" draw:layer="layout" svg:x1="12cm" svg:y1="7.5cm" svg:x2="17cm" svg:y2="7.5cm">
          <text:p/>
        </draw:line>
        <draw:line draw:style-name="gr6" draw:text-style-name="P6" draw:layer="layout" svg:x1="12cm" svg:y1="11.5cm" svg:x2="17cm" svg:y2="11.5cm">
          <text:p/>
        </draw:line>
        <draw:line draw:style-name="gr6" draw:text-style-name="P6" draw:layer="layout" svg:x1="12cm" svg:y1="15.5cm" svg:x2="17cm" svg:y2="15.5cm">
          <text:p/>
        </draw:line>
        <draw:frame draw:style-name="gr9" draw:text-style-name="P8" draw:layer="layout" svg:width="1.907cm" svg:height="0.49cm" svg:x="13.993cm" svg:y="7cm">
          <draw:text-box>
            <text:p><text:span text:style-name="T2">pps_1s_count</text:span></text:p>
          </draw:text-box>
        </draw:frame>
        <draw:line draw:style-name="gr6" draw:text-style-name="P6" draw:layer="layout" svg:x1="14cm" svg:y1="8cm" svg:x2="17cm" svg:y2="8cm">
          <text:p/>
        </draw:line>
        <draw:frame draw:style-name="gr9" draw:text-style-name="P8" draw:layer="layout" svg:width="1.907cm" svg:height="0.49cm" svg:x="14cm" svg:y="7.5cm">
          <draw:text-box>
            <text:p><text:span text:style-name="T2">pps_1s_target</text:span></text:p>
          </draw:text-box>
        </draw:frame>
        <draw:custom-shape draw:style-name="gr10" draw:text-style-name="P10" draw:layer="layout" svg:width="1cm" svg:height="1cm" svg:x="17cm" svg:y="7.25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007cm" svg:height="0.727cm" svg:x="13.993cm" svg:y="11cm">
          <draw:text-box>
            <text:p><text:span text:style-name="T2">pps_10s_count</text:span></text:p>
          </draw:text-box>
        </draw:frame>
        <draw:line draw:style-name="gr6" draw:text-style-name="P6" draw:layer="layout" svg:x1="14cm" svg:y1="12cm" svg:x2="17cm" svg:y2="12cm">
          <text:p/>
        </draw:line>
        <draw:frame draw:style-name="gr11" draw:text-style-name="P8" draw:layer="layout" svg:width="2cm" svg:height="0.727cm" svg:x="14cm" svg:y="11.5cm">
          <draw:text-box>
            <text:p><text:span text:style-name="T2">pps_10s_target</text:span></text:p>
          </draw:text-box>
        </draw:frame>
        <draw:custom-shape draw:style-name="gr10" draw:text-style-name="P10" draw:layer="layout" svg:width="1cm" svg:height="1cm" svg:x="17cm" svg:y="11.25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5cm" svg:height="0.727cm" svg:x="14cm" svg:y="15cm">
          <draw:text-box>
            <text:p><text:span text:style-name="T2">pps_100s_count</text:span></text:p>
          </draw:text-box>
        </draw:frame>
        <draw:line draw:style-name="gr6" draw:text-style-name="P6" draw:layer="layout" svg:x1="14.007cm" svg:y1="16cm" svg:x2="17.007cm" svg:y2="16cm">
          <text:p/>
        </draw:line>
        <draw:frame draw:style-name="gr11" draw:text-style-name="P8" draw:layer="layout" svg:width="2.243cm" svg:height="0.727cm" svg:x="14.007cm" svg:y="15.5cm">
          <draw:text-box>
            <text:p><text:span text:style-name="T2">pps_100s_target</text:span></text:p>
          </draw:text-box>
        </draw:frame>
        <draw:custom-shape draw:style-name="gr10" draw:text-style-name="P10" draw:layer="layout" svg:width="1cm" svg:height="1cm" svg:x="17.007cm" svg:y="15.25cm">
          <text:p text:style-name="P9"><text:span text:style-name="T3">|-|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cm" svg:y1="7.75cm" svg:x2="22cm" svg:y2="7.75cm">
          <text:p/>
        </draw:line>
        <draw:line draw:style-name="gr6" draw:text-style-name="P6" draw:layer="layout" svg:x1="18cm" svg:y1="11.75cm" svg:x2="22cm" svg:y2="11.75cm">
          <text:p/>
        </draw:line>
        <draw:line draw:style-name="gr6" draw:text-style-name="P6" draw:layer="layout" svg:x1="18cm" svg:y1="15.75cm" svg:x2="22cm" svg:y2="15.75cm">
          <text:p/>
        </draw:line>
        <draw:frame draw:style-name="gr9" draw:text-style-name="P8" draw:layer="layout" svg:width="1.907cm" svg:height="0.49cm" svg:x="19cm" svg:y="7.26cm">
          <draw:text-box>
            <text:p><text:span text:style-name="T2">pps_1s_error</text:span></text:p>
          </draw:text-box>
        </draw:frame>
        <draw:frame draw:style-name="gr9" draw:text-style-name="P8" draw:layer="layout" svg:width="1.907cm" svg:height="0.49cm" svg:x="18.993cm" svg:y="11.26cm">
          <draw:text-box>
            <text:p><text:span text:style-name="T2">pps_10s_error</text:span></text:p>
          </draw:text-box>
        </draw:frame>
        <draw:frame draw:style-name="gr11" draw:text-style-name="P8" draw:layer="layout" svg:width="2.157cm" svg:height="0.727cm" svg:x="18.993cm" svg:y="15.26cm">
          <draw:text-box>
            <text:p><text:span text:style-name="T2">pps_100s_error</text:span></text:p>
          </draw:text-box>
        </draw:frame>
        <draw:custom-shape draw:style-name="gr10" draw:text-style-name="P11" draw:layer="layout" svg:width="1cm" svg:height="1cm" svg:x="22cm" svg:y="7.5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cm" svg:y1="8.25cm" svg:x2="22cm" svg:y2="8.25cm">
          <text:p/>
        </draw:line>
        <draw:frame draw:style-name="gr12" draw:text-style-name="P8" draw:layer="layout" svg:width="2.157cm" svg:height="0.489cm" svg:x="19cm" svg:y="7.75cm">
          <draw:text-box>
            <text:p><text:span text:style-name="T2">pps_1s_error_tol</text:span></text:p>
          </draw:text-box>
        </draw:frame>
        <draw:line draw:style-name="gr6" draw:text-style-name="P6" draw:layer="layout" svg:x1="23cm" svg:y1="8cm" svg:x2="26cm" svg:y2="8cm">
          <text:p/>
        </draw:line>
        <draw:custom-shape draw:style-name="gr10" draw:text-style-name="P11" draw:layer="layout" svg:width="1cm" svg:height="1cm" svg:x="22cm" svg:y="11.49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cm" svg:y1="12.24cm" svg:x2="22cm" svg:y2="12.25cm">
          <text:p/>
        </draw:line>
        <draw:frame draw:style-name="gr13" draw:text-style-name="P8" draw:layer="layout" svg:width="2.5cm" svg:height="0.51cm" svg:x="19cm" svg:y="11.74cm">
          <draw:text-box>
            <text:p><text:span text:style-name="T2">pps_10s_error_tol</text:span></text:p>
          </draw:text-box>
        </draw:frame>
        <draw:line draw:style-name="gr6" draw:text-style-name="P6" draw:layer="layout" svg:x1="23cm" svg:y1="11.99cm" svg:x2="26cm" svg:y2="11.99cm">
          <text:p/>
        </draw:line>
        <draw:custom-shape draw:style-name="gr10" draw:text-style-name="P11" draw:layer="layout" svg:width="1cm" svg:height="1cm" svg:x="22cm" svg:y="15.49cm">
          <text:p text:style-name="P2">&gt;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cm" svg:y1="16.24cm" svg:x2="22cm" svg:y2="16.25cm">
          <text:p/>
        </draw:line>
        <draw:frame draw:style-name="gr13" draw:text-style-name="P8" draw:layer="layout" svg:width="2.75cm" svg:height="0.51cm" svg:x="19cm" svg:y="15.74cm">
          <draw:text-box>
            <text:p><text:span text:style-name="T2">pps_100s_error_tol</text:span></text:p>
          </draw:text-box>
        </draw:frame>
        <draw:line draw:style-name="gr6" draw:text-style-name="P6" draw:layer="layout" svg:x1="23cm" svg:y1="15.99cm" svg:x2="26cm" svg:y2="15.99cm">
          <text:p/>
        </draw:line>
        <draw:frame draw:style-name="gr9" draw:text-style-name="P8" draw:layer="layout" svg:width="2.5cm" svg:height="0.49cm" svg:x="24cm" svg:y="7.51cm">
          <draw:text-box>
            <text:p><text:span text:style-name="T2">pps_1s_error_valid</text:span></text:p>
          </draw:text-box>
        </draw:frame>
        <draw:frame draw:style-name="gr9" draw:text-style-name="P8" draw:layer="layout" svg:width="2.5cm" svg:height="0.49cm" svg:x="24cm" svg:y="11.5cm">
          <draw:text-box>
            <text:p><text:span text:style-name="T2">pps_10s_error_valid</text:span></text:p>
          </draw:text-box>
        </draw:frame>
        <draw:frame draw:style-name="gr14" draw:text-style-name="P8" draw:layer="layout" svg:width="2.75cm" svg:height="0.5cm" svg:x="24cm" svg:y="15.5cm">
          <draw:text-box>
            <text:p><text:span text:style-name="T2">pps_100s_error_valid</text:span></text:p>
          </draw:text-box>
        </draw:frame>
      </draw:page>
      <draw:page draw:name="page2" draw:style-name="dp1" draw:master-page-name="Default">
        <draw:custom-shape draw:name="Start-End 3" draw:style-name="gr15" draw:text-style-name="P13" xml:id="id7" draw:id="id7" draw:layer="layout" svg:width="3cm" svg:height="1cm" svg:x="5cm" svg:y="4.5cm">
          <text:p text:style-name="P12"><text:span text:style-name="T4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3" draw:style-name="gr16" draw:text-style-name="P15" xml:id="id8" draw:id="id8" draw:layer="layout" svg:width="3cm" svg:height="2cm" svg:x="20cm" svg:y="4cm">
          <text:p text:style-name="P14"><text:span text:style-name="T5">COARSE_TUNE_MIN</text:span><text:span text:style-name="T6"><text:line-break/></text:span><text:span text:style-name="T6">(Set DAC to min value</text:span><text:span text:style-name="T6"><text:line-break/></text:span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17" draw:text-style-name="P15" xml:id="id9" draw:id="id9" draw:layer="layout" svg:width="3cm" svg:height="2cm" svg:x="20cm" svg:y="7cm">
          <text:p text:style-name="P14"><text:span text:style-name="T5">COARSE_TUNE_MAX</text:span><text:span text:style-name="T6"><text:line-break/></text:span><text:span text:style-name="T6">(Set DAC to max value</text:span><text:span text:style-name="T6"><text:line-break/></text:span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5" draw:style-name="gr18" draw:text-style-name="P15" xml:id="id10" draw:id="id10" draw:layer="layout" svg:width="3cm" svg:height="2cm" svg:x="20cm" svg:y="10cm">
          <text:p text:style-name="P14"><text:span text:style-name="T5">COARSE_TUNE_DONE</text:span><text:span text:style-name="T6"><text:line-break/></text:span><text:span text:style-name="T6">(Calculate &amp; set new</text:span><text:span text:style-name="T6"><text:line-break/></text:span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3" draw:style-name="gr19" draw:text-style-name="P17" xml:id="id1" draw:id="id1" draw:layer="layout" svg:width="3cm" svg:height="2cm" svg:x="20cm" svg:y="13.99cm">
          <text:p text:style-name="P16"><text:span text:style-name="T7">pps_1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6" draw:style-name="gr20" draw:text-style-name="P15" xml:id="id4" draw:id="id4" draw:layer="layout" svg:width="3cm" svg:height="2cm" svg:x="20cm" svg:y="16.99cm">
          <text:p text:style-name="P14"><text:span text:style-name="T6">Adjust DAC value by </text:span><text:span text:style-name="T6"><text:line-break/></text:span><text:span text:style-name="T6">pps_1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21" draw:text-style-name="P17" xml:id="id2" draw:id="id2" draw:layer="layout" svg:width="3cm" svg:height="2cm" svg:x="26cm" svg:y="15.94cm">
          <text:p text:style-name="P16"><text:span text:style-name="T7">pps_10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7" draw:style-name="gr22" draw:text-style-name="P15" xml:id="id6" draw:id="id6" draw:layer="layout" svg:width="3cm" svg:height="2cm" svg:x="26cm" svg:y="18.94cm">
          <text:p text:style-name="P14"><text:span text:style-name="T6">Adjust DAC value by </text:span><text:span text:style-name="T6"><text:line-break/></text:span><text:span text:style-name="T6">pps_10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5" draw:style-name="gr23" draw:text-style-name="P17" xml:id="id3" draw:id="id3" draw:layer="layout" svg:width="3cm" svg:height="2cm" svg:x="32.5cm" svg:y="17.99cm">
          <text:p text:style-name="P16"><text:span text:style-name="T7">pps_100s_error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8" draw:style-name="gr24" draw:text-style-name="P15" xml:id="id5" draw:id="id5" draw:layer="layout" svg:width="3cm" svg:height="2cm" svg:x="32.5cm" svg:y="20.99cm">
          <text:p text:style-name="P14"><text:span text:style-name="T6">Adjust DAC value by </text:span><text:span text:style-name="T6"><text:line-break/></text:span><text:span text:style-name="T6">pps_100s_err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6" draw:style-name="gr25" draw:text-style-name="P19" draw:layer="layout" svg:x1="23cm" svg:y1="14.99cm" svg:x2="27.5cm" svg:y2="15.94cm" draw:start-shape="id1" draw:start-glue-point="7" draw:end-shape="id2" draw:end-glue-point="4" svg:d="M23000 14990h4500v950" svg:viewBox="0 0 4501 951">
          <text:p text:style-name="P18"><text:span text:style-name="T8">No</text:span></text:p>
        </draw:connector>
        <draw:connector draw:name="Connector-Standard 7" draw:style-name="gr26" draw:text-style-name="P19" draw:layer="layout" svg:x1="29cm" svg:y1="16.94cm" svg:x2="34cm" svg:y2="17.99cm" draw:start-shape="id2" draw:start-glue-point="7" draw:end-shape="id3" draw:end-glue-point="4" svg:d="M29000 16940h5000v1050" svg:viewBox="0 0 5001 1051">
          <text:p text:style-name="P18"><text:span text:style-name="T8">No</text:span></text:p>
        </draw:connector>
        <draw:connector draw:name="Connector 15" draw:style-name="gr27" draw:text-style-name="P19" draw:layer="layout" svg:x1="21.5cm" svg:y1="15.99cm" svg:x2="21.5cm" svg:y2="16.99cm" draw:start-shape="id1" draw:start-glue-point="6" draw:end-shape="id4" draw:end-glue-point="4" svg:d="M21500 15990v1000" svg:viewBox="0 0 1 1001">
          <text:p text:style-name="P18"><text:span text:style-name="T8">Yes</text:span></text:p>
        </draw:connector>
        <draw:connector draw:name="Connector 16" draw:style-name="gr28" draw:text-style-name="P19" draw:layer="layout" svg:x1="34cm" svg:y1="19.99cm" svg:x2="34cm" svg:y2="20.99cm" draw:start-shape="id3" draw:start-glue-point="6" draw:end-shape="id5" draw:end-glue-point="4" svg:d="M34000 19990v1000" svg:viewBox="0 0 1 1001">
          <text:p text:style-name="P18"><text:span text:style-name="T8">Yes</text:span></text:p>
        </draw:connector>
        <draw:connector draw:name="Connector 17" draw:style-name="gr29" draw:text-style-name="P19" draw:layer="layout" svg:x1="27.5cm" svg:y1="17.94cm" svg:x2="27.5cm" svg:y2="18.94cm" draw:start-shape="id2" draw:start-glue-point="6" draw:end-shape="id6" draw:end-glue-point="4" svg:d="M27500 17940v1000" svg:viewBox="0 0 1 1001">
          <text:p text:style-name="P18"><text:span text:style-name="T8">Yes</text:span></text:p>
        </draw:connector>
        <draw:connector draw:name="Connector 18" draw:style-name="gr30" draw:text-style-name="P19" xml:id="id13" draw:id="id13" draw:layer="layout" svg:x1="8cm" svg:y1="5cm" svg:x2="9cm" svg:y2="5cm" draw:start-shape="id7" draw:start-glue-point="7" svg:d="M8000 5000h1000" svg:viewBox="0 0 1001 1">
          <text:p/>
        </draw:connector>
        <draw:connector draw:name="Connector 19" draw:style-name="gr31" draw:text-style-name="P19" draw:layer="layout" svg:x1="21.5cm" svg:y1="6cm" svg:x2="21.5cm" svg:y2="7cm" draw:start-shape="id8" draw:start-glue-point="6" draw:end-shape="id9" draw:end-glue-point="4" svg:d="M21500 6000v1000" svg:viewBox="0 0 1 1001">
          <text:p/>
        </draw:connector>
        <draw:connector draw:name="Connector 20" draw:style-name="gr32" draw:text-style-name="P19" draw:layer="layout" svg:x1="21.5cm" svg:y1="9cm" svg:x2="21.5cm" svg:y2="10cm" draw:start-shape="id9" draw:start-glue-point="6" draw:end-shape="id10" draw:end-glue-point="4" svg:d="M21500 9000v1000" svg:viewBox="0 0 1 1001">
          <text:p/>
        </draw:connector>
        <draw:connector draw:name="Connector 21" draw:style-name="gr33" draw:text-style-name="P19" draw:layer="layout" svg:x1="21.5cm" svg:y1="12cm" svg:x2="21.5cm" svg:y2="13.99cm" draw:start-shape="id10" draw:start-glue-point="6" draw:end-shape="id1" draw:end-glue-point="4" svg:d="M21500 12000v1990" svg:viewBox="0 0 1 1991">
          <text:p/>
        </draw:connector>
        <draw:connector draw:name="Connector-Standard 8" draw:style-name="gr34" draw:text-style-name="P19" draw:layer="layout" draw:line-skew="4.734cm -1.735cm" svg:x1="21.5cm" svg:y1="18.99cm" svg:x2="20cm" svg:y2="14.99cm" draw:start-shape="id4" draw:start-glue-point="6" draw:end-shape="id1" draw:end-glue-point="5" svg:d="M21500 18990v5000h-3500v-9000h2000" svg:viewBox="0 0 3501 9001">
          <text:p/>
        </draw:connector>
        <draw:connector draw:name="Connector-Standard 9" draw:style-name="gr35" draw:text-style-name="P19" draw:layer="layout" draw:line-skew="1.387cm" svg:x1="27.5cm" svg:y1="20.94cm" svg:x2="21.483cm" svg:y2="24cm" draw:start-shape="id6" draw:start-glue-point="6" svg:d="M27500 20940v3050h-6017v10" svg:viewBox="0 0 6018 3061">
          <text:p/>
        </draw:connector>
        <draw:connector draw:name="Connector-Standard 10" draw:style-name="gr36" draw:text-style-name="P19" draw:layer="layout" draw:line-skew="0.365cm" svg:x1="34cm" svg:y1="22.99cm" svg:x2="27.518cm" svg:y2="23.994cm" draw:start-shape="id5" draw:start-glue-point="6" svg:d="M34000 22990v1000h-6482v4" svg:viewBox="0 0 6483 1005">
          <text:p/>
        </draw:connector>
        <draw:frame draw:style-name="gr37" draw:text-style-name="P20" draw:layer="layout" svg:width="1.999cm" svg:height="0.999cm" svg:x="21.916cm" svg:y="14.0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20" draw:layer="layout" svg:width="1.999cm" svg:height="0.999cm" svg:x="21.916cm" svg:y="14.0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name="Connector-Standard 11" draw:style-name="gr38" draw:text-style-name="P19" draw:layer="layout" draw:line-skew="3.234cm" svg:x1="35.5cm" svg:y1="18.99cm" svg:x2="34.007cm" svg:y2="24cm" draw:start-shape="id3" draw:start-glue-point="7" svg:d="M35500 18990h3500v5010h-4993" svg:viewBox="0 0 4994 5011">
          <text:p/>
        </draw:connector>
        <draw:frame draw:style-name="gr39" draw:text-style-name="P21" draw:layer="layout" svg:width="1.044cm" svg:height="0.725cm" svg:x="36.75cm" svg:y="18.962cm">
          <draw:text-box>
            <text:p><text:span text:style-name="T9">No</text:span></text:p>
          </draw:text-box>
        </draw:frame>
        <draw:custom-shape draw:name="Process 20" draw:style-name="gr40" draw:text-style-name="P15" xml:id="id11" draw:id="id11" draw:layer="layout" svg:width="3cm" svg:height="2cm" svg:x="13cm" svg:y="4cm">
          <text:p text:style-name="P14"><text:span text:style-name="T10">INIT</text:span><text:span text:style-name="T6"><text:line-break/></text:span><text:span text:style-name="T6">(Initialize VCTCXO </text:span><text:span text:style-name="T6"><text:line-break/></text:span><text:span text:style-name="T6">TAM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2" draw:style-name="gr41" draw:text-style-name="P19" draw:layer="layout" svg:x1="12cm" svg:y1="5cm" svg:x2="13cm" svg:y2="5cm" draw:end-shape="id11" draw:end-glue-point="5" svg:d="M12000 5000h1000" svg:viewBox="0 0 1001 1">
          <text:p text:style-name="P18"><text:span text:style-name="T8">Yes</text:span></text:p>
        </draw:connector>
        <draw:connector draw:name="Connector 23" draw:style-name="gr42" draw:text-style-name="P19" draw:layer="layout" svg:x1="16cm" svg:y1="5cm" svg:x2="20cm" svg:y2="5cm" draw:end-shape="id8" draw:end-glue-point="5" svg:d="M16000 5000h4000" svg:viewBox="0 0 4001 1">
          <text:p/>
        </draw:connector>
        <draw:line draw:style-name="gr43" draw:text-style-name="P6" draw:layer="layout" svg:x1="17cm" svg:y1="13cm" svg:x2="40cm" svg:y2="13cm">
          <text:p/>
        </draw:line>
        <draw:frame draw:style-name="gr44" draw:text-style-name="P22" draw:layer="layout" svg:width="4.659cm" svg:height="0.962cm" svg:x="17.091cm" svg:y="3cm">
          <draw:text-box>
            <text:p><text:span text:style-name="T11">2. Coarse tune</text:span></text:p>
          </draw:text-box>
        </draw:frame>
        <draw:frame draw:style-name="gr45" draw:text-style-name="P24" draw:layer="layout" svg:width="3.851cm" svg:height="0.962cm" svg:x="4.149cm" svg:y="13.038cm">
          <draw:text-box>
            <text:p text:style-name="P23"><text:span text:style-name="T11">3. Fine tune</text:span></text:p>
          </draw:text-box>
        </draw:frame>
        <draw:line draw:style-name="gr43" draw:text-style-name="P6" draw:layer="layout" svg:x1="4cm" svg:y1="13cm" svg:x2="17cm" svg:y2="13cm">
          <text:p/>
        </draw:line>
        <draw:line draw:style-name="gr43" draw:text-style-name="P6" draw:layer="layout" svg:x1="4cm" svg:y1="13cm" svg:x2="4cm" svg:y2="3cm">
          <text:p/>
        </draw:line>
        <draw:line draw:style-name="gr43" draw:text-style-name="P6" draw:layer="layout" svg:x1="40cm" svg:y1="3cm" svg:x2="4cm" svg:y2="3cm">
          <text:p/>
        </draw:line>
        <draw:frame draw:style-name="gr46" draw:text-style-name="P22" draw:layer="layout" svg:width="4.972cm" svg:height="0.962cm" svg:x="4.091cm" svg:y="3cm">
          <draw:text-box>
            <text:p><text:span text:style-name="T11">1. Initialization</text:span></text:p>
          </draw:text-box>
        </draw:frame>
        <draw:line draw:style-name="gr43" draw:text-style-name="P6" draw:layer="layout" svg:x1="40cm" svg:y1="3cm" svg:x2="40cm" svg:y2="25cm">
          <text:p/>
        </draw:line>
        <draw:line draw:style-name="gr43" draw:text-style-name="P6" draw:layer="layout" svg:x1="4cm" svg:y1="25cm" svg:x2="40cm" svg:y2="25cm">
          <text:p/>
        </draw:line>
        <draw:line draw:style-name="gr43" draw:text-style-name="P6" draw:layer="layout" svg:x1="4cm" svg:y1="25cm" svg:x2="4cm" svg:y2="13cm">
          <text:p/>
        </draw:line>
        <draw:line draw:style-name="gr43" draw:text-style-name="P6" draw:layer="layout" svg:x1="17cm" svg:y1="13cm" svg:x2="17cm" svg:y2="3cm">
          <text:p/>
        </draw:line>
        <draw:custom-shape draw:name="Decision 6" draw:style-name="gr47" draw:text-style-name="P17" xml:id="id12" draw:id="id12" draw:layer="layout" svg:width="3cm" svg:height="2cm" svg:x="9cm" svg:y="4cm">
          <text:p text:style-name="P16"><text:span text:style-name="T7">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24" draw:style-name="gr48" draw:text-style-name="P19" draw:layer="layout" draw:line-skew="0.734cm" svg:x1="10.5cm" svg:y1="6cm" svg:x2="8.5cm" svg:y2="5cm" draw:start-shape="id12" draw:start-glue-point="6" draw:end-shape="id13" draw:end-glue-point="0" svg:d="M10500 6000v1000h-2000v-2000" svg:viewBox="0 0 2001 2001">
          <text:p text:style-name="P18"><text:span text:style-name="T8">No</text:span></text:p>
        </draw:connector>
      </draw:page>
      <draw:page draw:name="page3" draw:style-name="dp1" draw:master-page-name="Default">
        <draw:line draw:style-name="gr49" draw:text-style-name="P6" draw:layer="layout" svg:x1="23cm" svg:y1="4cm" svg:x2="23cm" svg:y2="14cm">
          <text:p/>
        </draw:line>
        <draw:line draw:style-name="gr49" draw:text-style-name="P6" draw:layer="layout" svg:x1="18cm" svg:y1="9cm" svg:x2="28cm" svg:y2="9cm">
          <text:p/>
        </draw:line>
        <draw:line draw:style-name="gr50" draw:text-style-name="P6" draw:layer="layout" svg:x1="21cm" svg:y1="9cm" svg:x2="25cm" svg:y2="5cm">
          <text:p/>
        </draw:line>
        <draw:frame draw:style-name="gr51" draw:text-style-name="P25" draw:layer="layout" svg:width="0.82cm" svg:height="0.962cm" svg:x="23.18cm" svg:y="3.538cm">
          <draw:text-box>
            <text:p>y</text:p>
          </draw:text-box>
        </draw:frame>
        <draw:frame draw:style-name="gr51" draw:text-style-name="P25" draw:layer="layout" svg:width="0.82cm" svg:height="0.962cm" svg:x="28cm" svg:y="9cm">
          <draw:text-box>
            <text:p>x</text:p>
          </draw:text-box>
        </draw:frame>
        <draw:frame draw:style-name="gr52" draw:text-style-name="P26" draw:layer="layout" svg:width="1.916cm" svg:height="0.725cm" svg:x="19.75cm" svg:y="9.368cm">
          <draw:text-box>
            <text:p><text:span text:style-name="T12">(x1; y1)</text:span></text:p>
          </draw:text-box>
        </draw:frame>
        <draw:frame draw:style-name="gr52" draw:text-style-name="P26" draw:layer="layout" svg:width="1.916cm" svg:height="0.725cm" svg:x="25cm" svg:y="4.525cm">
          <draw:text-box>
            <text:p><text:span text:style-name="T12">(x2; y2)</text:span></text:p>
          </draw:text-box>
        </draw:frame>
        <draw:custom-shape draw:style-name="gr53" draw:text-style-name="P27" draw:layer="layout" svg:width="0.25cm" svg:height="0.25cm" svg:x="20.896cm" svg:y="8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7" draw:layer="layout" svg:width="0.25cm" svg:height="0.25cm" svg:x="24.879cm" svg:y="4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7" draw:layer="layout" svg:width="0.25cm" svg:height="0.25cm" svg:x="22.879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6" draw:layer="layout" svg:width="2.483cm" svg:height="0.725cm" svg:x="23.5cm" svg:y="6.525cm">
          <draw:text-box>
            <text:p><text:span text:style-name="T12">y-interce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shadow="hidden"/>
      <style:text-properties fo:background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8pt" fo:language="en" fo:country="GB" fo:font-weight="bold" style:letter-kerning="false" style:font-name-asian="Times New Roman1" style:font-family-asian="'Times New Roman'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style-complex="normal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6pt" fo:language="en" fo:country="GB" fo:font-weight="bold" style:letter-kerning="false" style:font-name-asian="Segoe UI" style:font-family-asian="'Segoe UI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style:rfc-language-tag="x-none" fo:font-weight="bold" style:letter-kerning="false" style:font-name-asian="Times New Roman1" style:font-family-asian="'Times New Roman'" style:font-pitch-asian="variable" style:font-size-asian="13pt" style:rfc-language-tag-asian="x-none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style:rfc-language-tag="x-none" fo:font-weight="bold" style:letter-kerning="false" style:font-name-asian="Times New Roman1" style:font-family-asian="'Times New Roman'" style:font-pitch-asian="variable" style:font-size-asian="14pt" style:rfc-language-tag-asian="x-none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3pt" fo:language="en" fo:country="GB" fo:font-style="italic" fo:font-weight="bold" style:letter-kerning="false" style:font-name-asian="Times New Roman1" style:font-family-asian="'Times New Roman'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1pt" fo:language="en" fo:country="GB" fo:font-weight="bold" style:letter-kerning="false" style:font-name-asian="Times New Roman1" style:font-family-asian="'Times New Roman'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8" style:display-name="Heading 8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n" fo:country="GB" style:letter-kerning="false" style:font-name-asian="Times New Roman1" style:font-family-asian="'Times New Roman'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fo:font-size="13pt" style:font-size-complex="13pt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Index_20_Link" style:display-name="Index Link" style:family="graphic">
      <style:paragraph-properties style:text-autospace="none"/>
    </style:style>
    <style:style style:name="rynqvb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q4iawc" style:family="graphic">
      <style:paragraph-properties style:text-autospace="none"/>
    </style:style>
    <style:style style:name="viiyi" style:family="graphic">
      <style:paragraph-properties style:text-autospace="none"/>
    </style:style>
    <style:style style:name="jlqj4b" style:family="graphic">
      <style:paragraph-properties style:text-autospace="none"/>
    </style:style>
    <style:style style:name="Unresolved_20_Mention2" style:display-name="Unresolved Mention2" style:family="graphic">
      <style:paragraph-properties style:text-autospace="none"/>
      <style:text-properties fo:color="#605e5c" loext:opacity="100%" loext:color-lum-mod="100%" loext:color-lum-off="0%"/>
    </style:style>
    <style:style style:name="Unresolved_20_Mention1" style:display-name="Unresolved Mention1" style:family="graphic">
      <style:paragraph-properties style:text-autospace="none"/>
      <style:text-properties fo:color="#605e5c" loext:opacity="100%" loext:color-lum-mod="100%" loext:color-lum-off="0%"/>
    </style:style>
    <style:style style:name="Comment_20_Subject_20_Char" style:display-name="Comment Subject Char" style:family="graphic">
      <style:paragraph-properties style:text-autospace="none"/>
      <style:text-properties fo:language="en" fo:country="GB" fo:font-weight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GB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name-complex="Courier New" style:font-family-complex="'Courier New'" style:font-family-generic-complex="roman" style:font-pitch-complex="variable" style:font-size-complex="10pt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fo:font-size="12pt" fo:language="en" fo:country="GB"/>
    </style:style>
    <style:style style:name="Header_20_Char" style:display-name="Header Char" style:family="graphic">
      <style:paragraph-properties style:text-autospace="none"/>
      <style:text-properties fo:font-size="12pt" fo:language="en" fo:country="GB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No_20_Spacing_20_Char" style:display-name="No Spacing Char" style:family="graphic">
      <style:paragraph-properties style:text-autospace="none"/>
      <style:text-properties style:font-name="Calibri" fo:font-family="Calibri" style:font-family-generic="roman" style:font-pitch="variable" fo:font-size="11pt" style:font-name-complex="Calibri" style:font-family-complex="Calibri" style:font-family-generic-complex="roman" style:font-pitch-complex="variable" style:font-size-complex="11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1pt" fo:language="en" fo:country="GB" style:font-name-complex="Arial" style:font-family-complex="Arial" style:font-family-generic-complex="roman" style:font-pitch-complex="variable" style:font-size-complex="11pt"/>
    </style:style>
    <style:style style:name="Heading_20_8_20_Char" style:display-name="Heading 8 Char" style:family="graphic">
      <style:paragraph-properties style:text-autospace="none"/>
      <style:text-properties fo:font-size="12pt" fo:language="en" fo:country="GB" fo:font-style="italic" style:font-style-complex="italic"/>
    </style:style>
    <style:style style:name="Heading_20_7_20_Char" style:display-name="Heading 7 Char" style:family="graphic">
      <style:paragraph-properties style:text-autospace="none"/>
      <style:text-properties fo:font-size="12pt" fo:language="en" fo:country="GB"/>
    </style:style>
    <style:style style:name="Heading_20_6_20_Char" style:display-name="Heading 6 Char" style:family="graphic">
      <style:paragraph-properties style:text-autospace="none"/>
      <style:text-properties fo:font-size="11pt" fo:language="en" fo:country="GB" fo:font-weight="bold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fo:font-size="13pt" fo:language="en" fo:country="GB" fo:font-style="italic" fo:font-weight="bold" style:font-size-complex="13pt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fo:font-size="14pt" style:rfc-language-tag="x-none" fo:font-weight="bold" style:rfc-language-tag-asian="x-none" style:font-size-complex="14pt" style:font-weight-complex="bold"/>
    </style:style>
    <style:style style:name="Heading_20_3_20_Char" style:display-name="Heading 3 Char" style:family="graphic">
      <style:paragraph-properties style:text-autospace="none"/>
      <style:text-properties fo:font-size="13pt" style:rfc-language-tag="x-none" fo:font-weight="bold" style:rfc-language-tag-asian="x-none" style:font-size-complex="13pt" style:font-weight-complex="bold"/>
    </style:style>
    <style:style style:name="Heading_20_2_20_Char" style:display-name="Heading 2 Char" style:family="graphic">
      <style:paragraph-properties style:text-autospace="none"/>
      <style:text-properties fo:font-size="16pt" fo:language="en" fo:country="GB" fo:font-weight="bold" style:font-name-asian="Segoe UI" style:font-family-asian="'Segoe UI'" style:font-family-generic-asian="roman" style:font-pitch-asian="variable" style:font-name-complex="Tahoma" style:font-family-complex="Tahoma" style:font-family-generic-complex="roman" style:font-pitch-complex="variable" style:font-size-complex="16pt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fo:font-size="18pt" fo:language="en" fo:country="GB" fo:font-weight="bold" style:font-size-complex="16pt" style:font-weight-complex="bold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0" style:display-name="Heading 10" style:family="graphic">
      <style:graphic-properties style:writing-mode="lr-tb"/>
      <style:paragraph-properties fo:margin-top="0.187cm" fo:margin-bottom="0.187cm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9pt" fo:language="en" fo:country="GB" fo:font-weight="bold" style:letter-kerning="false" style:font-name-asian="Microsoft YaHei1" style:font-family-asian="'Microsoft YaHei'" style:font-pitch-asian="variable" style:font-size-asian="9pt" style:language-asian="en" style:country-asian="US" style:font-weight-asian="bold" style:font-name-complex="Liberation Sans1" style:font-family-complex="'Liberation Sans', Arial" style:font-family-generic-complex="roman" style:font-pitch-complex="variable" style:font-size-complex="9pt" style:language-complex="ar" style:country-complex="SA" style:font-weight-complex="bold"/>
    </style:style>
    <style:style style:name="Heading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igure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Table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Revision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00" loext:opacity="10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e" style:family="graphic">
      <style:graphic-properties style:writing-mode="lr-tb"/>
      <style:paragraph-properties fo:margin-top="0.746cm" fo:margin-bottom="0cm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justify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US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ahoma" fo:font-family="Tahoma" style:font-family-generic="roman" style:font-pitch="variable" fo:font-size="8pt" fo:language="en" fo:country="GB" style:letter-kerning="false" style:font-name-asian="Times New Roman1" style:font-family-asian="'Times New Roman'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Contents_20_9" style:display-name="Contents 9" style:family="graphic">
      <style:graphic-properties style:writing-mode="lr-tb"/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8" style:display-name="Contents 8" style:family="graphic">
      <style:graphic-properties style:writing-mode="lr-tb"/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7" style:display-name="Contents 7" style:family="graphic">
      <style:graphic-properties style:writing-mode="lr-tb"/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6" style:display-name="Contents 6" style:family="graphic">
      <style:graphic-properties style:writing-mode="lr-tb"/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5" style:display-name="Contents 5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4" style:display-name="Contents 4" style:family="graphic">
      <style:graphic-properties style:writing-mode="lr-tb"/>
      <style:paragraph-properties fo:margin-left="1.494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3" style:display-name="Contents 3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Contents_20_2" style:display-name="Contents 2" style:family="graphic">
      <style:graphic-properties style:writing-mode="lr-tb"/>
      <style:paragraph-properties fo:margin-top="0.746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0pt" fo:language="en" fo:country="GB" style:letter-kerning="false" style:font-name-asian="Times New Roman1" style:font-family-asian="'Times New Roman'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 style:font-weight-complex="bold"/>
    </style:style>
    <style:style style:name="Contents_20_1" style:display-name="Contents 1" style:family="graphic">
      <style:graphic-properties style:writing-mode="lr-tb"/>
      <style:paragraph-properties fo:margin-top="1.12cm" fo:margin-bottom="0cm" fo:text-align="start" style:text-autospace="none" style:writing-mode="lr-tb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use-window-font-color="true" loext:opacity="0%" loext:color-lum-mod="100%" loext:color-lum-off="0%" style:font-name="Cambria" fo:font-family="Cambria" style:font-family-generic="roman" style:font-pitch="variable" fo:font-size="12pt" fo:language="en" fo:country="GB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Cambria" style:font-family-complex="Cambria" style:font-family-generic-complex="roman" style:font-pitch-complex="variable" style:font-size-complex="12pt" style:language-complex="ar" style:country-complex="SA" style:font-weight-complex="bold"/>
    </style:style>
    <style:style style:name="Contents_20_Heading" style:display-name="Contents Heading" style:family="graphic">
      <style:graphic-properties style:writing-mode="lr-tb"/>
      <style:paragraph-properties fo:margin-top="1.494cm" fo:margin-bottom="0cm" fo:line-height="115%" fo:text-align="justify" style:text-autospace="none" style:writing-mode="lr-tb"/>
      <style:text-properties fo:color="#365f91" loext:opacity="100%" loext:color-lum-mod="100%" loext:color-lum-off="0%" style:font-name="Cambria" fo:font-family="Cambria" style:font-family-generic="roman" style:font-pitch="variable" fo:font-size="14pt" fo:language="en" fo:country="US" fo:font-weight="bold" style:letter-kerning="false" style:font-name-asian="Times New Roman1" style:font-family-asian="'Times New Roman'" style:font-pitch-asian="variable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style-complex="italic" style:font-weight-complex="bold"/>
    </style:style>
    <style:style style:name="Index_20_Heading" style:display-name="Index Heading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GB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en" fo:country="GB" fo:font-weight="bold" style:letter-kerning="false" style:font-name-asian="Times New Roman1" style:font-family-asian="'Times New Roman'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Index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5-01-29T14:53:59.861000000</dc:date>
    <meta:editing-duration>P1DT17H54M11S</meta:editing-duration>
    <meta:editing-cycles>49</meta:editing-cycles>
    <meta:generator>LibreOffice/7.5.1.2$Windows_X86_64 LibreOffice_project/fcbaee479e84c6cd81291587d2ee68cba099e129</meta:generator>
    <meta:document-statistic meta:object-count="110"/>
  </office:meta>
</office:document-meta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